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09</text:p>
      <text:p text:style-name="Standard"/>
      <text:p text:style-name="Standard">Demandeur : LALLES Carole</text:p>
      <text:p text:style-name="Standard">Adresse : 1 LE GUERN<text:line-break/>22290 TREGUIDEL</text:p>
      <text:p text:style-name="Standard">Cédant : SCEA SAINT ANTOINE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TREGUIDEL</text:p>
      <text:p text:style-name="Standard"/>
      <text:p text:style-name="Standard"/>
      <text:p text:style-name="Standard"/>
      <text:p text:style-name="P1">Dossier n° : C22250309</text:p>
      <text:p text:style-name="P1"/>
      <text:p text:style-name="P1">Demandeur : LALLES Carole</text:p>
      <text:p text:style-name="P1">Adresse : 1 LE GUERN<text:line-break/>22290 TREGUIDEL</text:p>
      <text:p text:style-name="P1">Cédant : SCEA SAINT ANTOINE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TREGUIDEL</text:p>
      <text:p text:style-name="P1"/>
      <text:p text:style-name="P1"/>
      <text:p text:style-name="P1">Parcelles : A413 - A412</text:p>
      <text:p text:style-name="P1">Superficie : 0,840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